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shadow="#808080 4.99pt 4.99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8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>
      <style:text-properties style:text-position=""/>
    </style:style>
    <style:style style:name="ce33" style:family="table-cell" style:parent-style-name="Default" style:data-style-name="N129">
      <style:text-properties style:text-position=""/>
    </style:style>
    <style:style style:name="ce34" style:family="table-cell" style:parent-style-name="Default" style:data-style-name="N127">
      <style:text-properties style:text-position=""/>
    </style:style>
    <style:style style:name="ce35" style:family="table-cell" style:parent-style-name="Default" style:data-style-name="N132">
      <style:text-properties style:text-position=""/>
    </style:style>
    <style:style style:name="ce36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37" style:family="table-cell" style:parent-style-name="Default" style:data-style-name="N126">
      <style:text-properties style:text-position=""/>
    </style:style>
    <style:style style:name="ce38" style:family="table-cell" style:parent-style-name="Default">
      <style:text-properties style:text-position="" fo:font-size="11pt" style:font-size-asian="11pt" style:font-size-complex="11pt"/>
    </style:style>
    <style:style style:name="ce39" style:family="table-cell" style:parent-style-name="Default">
      <style:text-properties style:text-position="" style:font-weight-asian="normal"/>
    </style:style>
    <style:style style:name="ce40" style:family="table-cell" style:parent-style-name="Default" style:data-style-name="N129">
      <style:text-properties style:text-position="" style:font-weight-asian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  <style:text-properties style:font-name="Liberation Sans1"/>
    </style:style>
    <style:style style:name="ce47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fo:background-color="#ffffff" style:shadow="#808080 4.99pt 4.99pt"/>
    </style:style>
    <style:style style:name="ce5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0" style:family="table-cell" style:parent-style-name="Default" style:data-style-name="N11"/>
    <style:style style:name="ce61" style:family="table-cell" style:parent-style-name="Default">
      <style:table-cell-properties style:text-align-source="value-type" style:repeat-content="false"/>
      <style:paragraph-properties fo:margin-left="0pt"/>
    </style:style>
    <style:style style:name="ce6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shadow="#808080 4.99pt 4.99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66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34"/>
    <style:style style:name="ce71" style:family="table-cell" style:parent-style-name="Default" style:data-style-name="N129"/>
    <style:style style:name="ce72" style:family="table-cell" style:parent-style-name="Default" style:data-style-name="N127"/>
    <style:style style:name="ce73" style:family="table-cell" style:parent-style-name="Default" style:data-style-name="N132"/>
    <style:style style:name="ce74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5" style:family="table-cell" style:parent-style-name="Default" style:data-style-name="N126"/>
    <style:style style:name="ce76" style:family="table-cell" style:parent-style-name="Default">
      <style:text-properties fo:font-size="11pt" style:font-size-asian="11pt" style:font-size-complex="11pt"/>
    </style:style>
    <style:style style:name="ce77" style:family="table-cell" style:parent-style-name="Default">
      <style:text-properties style:font-weight-asian="normal"/>
    </style:style>
    <style:style style:name="ce78" style:family="table-cell" style:parent-style-name="Default" style:data-style-name="N129">
      <style:text-properties style:font-weight-asian="normal"/>
    </style:style>
    <style:style style:name="ce7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ext-properties fo:color="#000000" style:font-weight-asian="normal"/>
    </style:style>
    <style:style style:name="ce8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 style:data-style-name="N11">
      <style:table-cell-properties fo:background-color="#dddddd" style:cell-protect="none" style:print-content="true"/>
    </style:style>
    <style:style style:name="ce84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24"/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 style:data-style-name="N129">
      <style:text-properties fo:font-weight="bold" style:font-weight-asian="bold" style:font-weight-complex="bold"/>
    </style:style>
    <style:style style:name="ce88" style:family="table-cell" style:parent-style-name="Default" style:data-style-name="N125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29">
      <style:table-cell-properties fo:background-color="transparent"/>
    </style:style>
    <style:style style:name="ce9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 office:value-type="string" calcext:value-type="string">
            <text:p>Toy Examp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5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5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520000" calcext:value-type="currency">
            <text:p>R 52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535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53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7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100000" calcext:value-type="currency">
            <text:p>R 1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3">
          <table:table-cell table:style-name="ce24" office:value-type="string" calcext:value-type="string" table:number-columns-spanned="4" table:number-rows-spanned="1">
            <text:p>Ten Year Plan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Budgeted items would include: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Repainting <text:s/>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Security enhancements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7"/>
          <table:covered-table-cell table:number-columns-repeated="2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table:number-columns-spanned="4" table:number-rows-spanned="1"/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5" table:number-columns-spanned="4" table:number-rows-spanned="1"/>
          <table:covered-table-cell table:number-columns-repeated="3" table:style-name="ce2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6" office:value-type="string" calcext:value-type="string">
            <text:p>Item</text:p>
          </table:table-cell>
          <table:table-cell table:style-name="ce29" office:value-type="string" calcext:value-type="string">
            <text:p>Start Year</text:p>
          </table:table-cell>
          <table:table-cell table:style-name="ce29" office:value-type="string" calcext:value-type="string">
            <text:p>End Year</text:p>
          </table:table-cell>
          <table:table-cell table:style-name="ce29" office:value-type="string" calcext:value-type="string">
            <text:p>Step (years)</text:p>
          </table:table-cell>
          <table:table-cell table:style-name="ce29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7" office:value-type="string" calcext:value-type="string">
            <text:p>Replacing the electric fence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70000" calcext:value-type="float">
            <text:p>R 70,000</text:p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 office:value-type="string" calcext:value-type="string">
            <text:p>Repain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321000" calcext:value-type="float">
            <text:p>R 321,00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100000" calcext:value-type="currency">
            <text:p>R 10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303000" calcext:value-type="currency">
            <text:p>R 303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66996699669967" calcext:value-type="percentage">
            <text:p>-67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159603.96039604" calcext:value-type="currency">
            <text:p>R 159,604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265776846915461" calcext:value-type="percentage">
            <text:p>2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335776846915461" calcext:value-type="percentage">
            <text:p>3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([.$E$12]+[.$E$15]-SUM([.$A$22:.$A$71]))*(1+['Current Financials'.$B$19])" office:value-type="currency" office:currency="ZAR" office:value="199084.158415842" calcext:value-type="currency">
            <text:p>R 199,084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3" table:formula="of:=['Ten Year Plan'.G16]/((1+['Current Financials'.$B$18])^([.A$21]-['Current Financials'.$B$12]))" office:value-type="currency" office:currency="ZAR" office:value="70000" calcext:value-type="currency">
            <text:p>R 70,00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63000" calcext:value-type="currency">
            <text:p>R 63,00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63000" calcext:value-type="currency">
            <text:p>R 63,000</text:p>
          </table:table-cell>
          <table:table-cell table:style-name="ce33" table:formula="of:=SUM([.W22:.W71])" office:value-type="currency" office:currency="ZAR" office:value="303000" calcext:value-type="currency">
            <text:p>R 303,000</text:p>
          </table:table-cell>
          <table:table-cell table:formula="of:=['Current Financials'.$B$17]/[.X22]" office:value-type="float" office:value="0.33003300330033" calcext:value-type="float">
            <text:p>0.3300330033</text:p>
          </table:table-cell>
          <table:table-cell/>
          <table:table-cell table:style-name="ce33" table:formula="of:=[.$Y$22]*[.L22]" office:value-type="currency" office:currency="ZAR" office:value="20792.0792079208" calcext:value-type="currency">
            <text:p>R 20,792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49207.9207920792" calcext:value-type="currency">
            <text:p>R 49,208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49207.9207920792" calcext:value-type="currency">
            <text:p>R 49,208</text:p>
          </table:table-cell>
          <table:table-cell/>
          <table:table-cell table:style-name="ce33" table:formula="of:=SUM([.AW22:.AW71])" office:value-type="currency" office:currency="ZAR" office:value="159603.96039604" calcext:value-type="currency">
            <text:p>R 159,604</text:p>
          </table:table-cell>
        </table:table-row>
        <table:table-row table:style-name="ro2" table:visibility="collapse">
          <table:table-cell table:style-name="ce3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7]/((1+['Current Financials'.$B$18])^([.B$21]-['Current Financials'.$B$12]))" office:value-type="currency" office:currency="ZAR" office:value="300000" calcext:value-type="currency">
            <text:p>R 300,00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0" calcext:value-type="currency">
            <text:p>R 0</text:p>
          </table:table-cell>
          <table:table-cell table:style-name="ce33" table:formula="of:=[.B23]*0.8" office:value-type="currency" office:currency="ZAR" office:value="240000" calcext:value-type="currency">
            <text:p>R 240,00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240000" calcext:value-type="currency">
            <text:p>R 240,000</text:p>
          </table:table-cell>
          <table:table-cell table:number-columns-repeated="3"/>
          <table:table-cell table:style-name="ce33" table:formula="of:=[.$Y$22]*[.L23]" office:value-type="currency" office:currency="ZAR" office:value="0" calcext:value-type="currency">
            <text:p>R 0</text:p>
          </table:table-cell>
          <table:table-cell table:style-name="ce33" table:formula="of:=[.$Y$22]*[.M23]" office:value-type="currency" office:currency="ZAR" office:value="79207.9207920792" calcext:value-type="currency">
            <text:p>R 79,208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0" calcext:value-type="currency">
            <text:p>R 0</text:p>
          </table:table-cell>
          <table:table-cell table:style-name="ce33" table:formula="of:=([.B23]-[.AB23])/2" office:value-type="currency" office:currency="ZAR" office:value="110396.03960396" calcext:value-type="currency">
            <text:p>R 110,396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110396.03960396" calcext:value-type="currency">
            <text:p>R 110,396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0" calcext:value-type="currency">
            <text:p>R 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0" calcext:value-type="currency">
            <text:p>R 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0" calcext:value-type="currency">
            <text:p>R 0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0" calcext:value-type="currency">
            <text:p>R 0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5]" office:value-type="currency" office:currency="ZAR" office:value="0" calcext:value-type="currency">
            <text:p>R 0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0" calcext:value-type="currency">
            <text:p>R 0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0" calcext:value-type="currency">
            <text:p>R 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0" calcext:value-type="currency">
            <text:p>R 0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0" calcext:value-type="currency">
            <text:p>R 0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40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0" calcext:value-type="currency">
            <text:p>R 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0" calcext:value-type="currency">
            <text:p>R 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0" calcext:value-type="currency">
            <text:p>R 0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0" calcext:value-type="currency">
            <text:p>R 0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0" calcext:value-type="currency">
            <text:p>R 0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0" calcext:value-type="currency">
            <text:p>R 0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currency" office:currency="ZAR" office:value="0" calcext:value-type="currency">
            <text:p>R 0</text:p>
          </table:table-cell>
          <table:table-cell table:style-name="ce33" table:formula="of:=[.$Y$22]*[.M38]" office:value-type="currency" office:currency="ZAR" office:value="0" calcext:value-type="currency">
            <text:p>R 0</text:p>
          </table:table-cell>
          <table:table-cell table:style-name="ce33" table:formula="of:=[.$Y$22]*[.N38]" office:value-type="currency" office:currency="ZAR" office:value="0" calcext:value-type="currency">
            <text:p>R 0</text:p>
          </table:table-cell>
          <table:table-cell table:style-name="ce33" table:formula="of:=[.$Y$22]*[.O38]" office:value-type="currency" office:currency="ZAR" office:value="0" calcext:value-type="currency">
            <text:p>R 0</text:p>
          </table:table-cell>
          <table:table-cell table:style-name="ce33" table:formula="of:=[.$Y$22]*[.P38]" office:value-type="currency" office:currency="ZAR" office:value="0" calcext:value-type="currency">
            <text:p>R 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0" calcext:value-type="currency">
            <text:p>R 0</text:p>
          </table:table-cell>
          <table:table-cell table:style-name="ce33" table:formula="of:=([.B38]-[.AB38])/2" office:value-type="currency" office:currency="ZAR" office:value="0" calcext:value-type="currency">
            <text:p>R 0</text:p>
          </table:table-cell>
          <table:table-cell table:style-name="ce33" table:formula="of:=([.C38]-[.AC38])/3" office:value-type="currency" office:currency="ZAR" office:value="0" calcext:value-type="currency">
            <text:p>R 0</text:p>
          </table:table-cell>
          <table:table-cell table:style-name="ce33" table:formula="of:=([.D38]-[.AD38])/4" office:value-type="currency" office:currency="ZAR" office:value="0" calcext:value-type="currency">
            <text:p>R 0</text:p>
          </table:table-cell>
          <table:table-cell table:style-name="ce33" table:formula="of:=([.E38]-[.AE38])/5" office:value-type="currency" office:currency="ZAR" office:value="0" calcext:value-type="currency">
            <text:p>R 0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0" calcext:value-type="currency">
            <text:p>R 0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0" calcext:value-type="currency">
            <text:p>R 0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4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0" calcext:value-type="currency">
            <text:p>R 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0" calcext:value-type="currency">
            <text:p>R 0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0" calcext:value-type="currency">
            <text:p>R 0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0" calcext:value-type="currency">
            <text:p>R 0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0" calcext:value-type="currency">
            <text:p>R 0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9]" office:value-type="currency" office:currency="ZAR" office:value="0" calcext:value-type="currency">
            <text:p>R 0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0" calcext:value-type="currency">
            <text:p>R 0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0" calcext:value-type="currency">
            <text:p>R 0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0" calcext:value-type="currency">
            <text:p>R 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0" calcext:value-type="currency">
            <text:p>R 0</text:p>
          </table:table-cell>
          <table:table-cell table:style-name="ce33" table:formula="of:=[.$Y$22]*[.N53]" office:value-type="currency" office:currency="ZAR" office:value="0" calcext:value-type="currency">
            <text:p>R 0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0" calcext:value-type="currency">
            <text:p>R 0</text:p>
          </table:table-cell>
          <table:table-cell table:style-name="ce33" table:formula="of:=([.C53]-[.AC53])/3" office:value-type="currency" office:currency="ZAR" office:value="0" calcext:value-type="currency">
            <text:p>R 0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0" calcext:value-type="currency">
            <text:p>R 0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0" calcext:value-type="currency">
            <text:p>R 0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69"/>
        <table:table-column table:style-name="co2" table:number-columns-repeated="9" table:default-cell-style-name="Default"/>
        <table:table-row table:style-name="ro3">
          <table:table-cell table:style-name="ce6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5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5"/>
          <table:table-cell table:number-columns-repeated="10"/>
        </table:table-row>
        <table:table-row table:style-name="ro1">
          <table:table-cell table:style-name="ce55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55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55"/>
          <table:table-cell table:number-columns-repeated="10"/>
        </table:table-row>
        <table:table-row table:style-name="ro1">
          <table:table-cell table:style-name="ce44"/>
          <table:table-cell table:number-columns-repeated="10"/>
        </table:table-row>
        <table:table-row table:style-name="ro1">
          <table:table-cell table:style-name="ce7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9" table:formula="of:=[.B15]+1" office:value-type="float" office:value="2019" calcext:value-type="float">
            <text:p>2019</text:p>
          </table:table-cell>
          <table:table-cell table:style-name="ce69" table:formula="of:=[.C15]+1" office:value-type="float" office:value="2020" calcext:value-type="float">
            <text:p>2020</text:p>
          </table:table-cell>
          <table:table-cell table:style-name="ce69" table:formula="of:=[.D15]+1" office:value-type="float" office:value="2021" calcext:value-type="float">
            <text:p>2021</text:p>
          </table:table-cell>
          <table:table-cell table:style-name="ce69" table:formula="of:=[.E15]+1" office:value-type="float" office:value="2022" calcext:value-type="float">
            <text:p>2022</text:p>
          </table:table-cell>
          <table:table-cell table:style-name="ce69" table:formula="of:=[.F15]+1" office:value-type="float" office:value="2023" calcext:value-type="float">
            <text:p>2023</text:p>
          </table:table-cell>
          <table:table-cell table:style-name="ce69" table:formula="of:=[.G15]+1" office:value-type="float" office:value="2024" calcext:value-type="float">
            <text:p>2024</text:p>
          </table:table-cell>
          <table:table-cell table:style-name="ce69" table:formula="of:=[.H15]+1" office:value-type="float" office:value="2025" calcext:value-type="float">
            <text:p>2025</text:p>
          </table:table-cell>
          <table:table-cell table:style-name="ce69" table:formula="of:=[.I15]+1" office:value-type="float" office:value="2026" calcext:value-type="float">
            <text:p>2026</text:p>
          </table:table-cell>
          <table:table-cell table:style-name="ce69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0" office:value-type="string" calcext:value-type="string">
            <text:p>Proposed budget change real (%)</text:p>
          </table:table-cell>
          <table:table-cell table:number-columns-repeated="10" table:style-name="ce83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0" table:formula="of:=[.B16]+['Current Financials'.$B$18]" office:value-type="percentage" office:value="0.07" calcext:value-type="percentage">
            <text:p>7.00%</text:p>
          </table:table-cell>
          <table:table-cell table:style-name="ce60" table:formula="of:=[.C16]+['Current Financials'.$B$18]" office:value-type="percentage" office:value="0.07" calcext:value-type="percentage">
            <text:p>7.00%</text:p>
          </table:table-cell>
          <table:table-cell table:style-name="ce60" table:formula="of:=[.D16]+['Current Financials'.$B$18]" office:value-type="percentage" office:value="0.07" calcext:value-type="percentage">
            <text:p>7.00%</text:p>
          </table:table-cell>
          <table:table-cell table:style-name="ce60" table:formula="of:=[.E16]+['Current Financials'.$B$18]" office:value-type="percentage" office:value="0.07" calcext:value-type="percentage">
            <text:p>7.00%</text:p>
          </table:table-cell>
          <table:table-cell table:style-name="ce60" table:formula="of:=[.F16]+['Current Financials'.$B$18]" office:value-type="percentage" office:value="0.07" calcext:value-type="percentage">
            <text:p>7.00%</text:p>
          </table:table-cell>
          <table:table-cell table:style-name="ce60" table:formula="of:=[.G16]+['Current Financials'.$B$18]" office:value-type="percentage" office:value="0.07" calcext:value-type="percentage">
            <text:p>7.00%</text:p>
          </table:table-cell>
          <table:table-cell table:style-name="ce60" table:formula="of:=[.H16]+['Current Financials'.$B$18]" office:value-type="percentage" office:value="0.07" calcext:value-type="percentage">
            <text:p>7.00%</text:p>
          </table:table-cell>
          <table:table-cell table:style-name="ce60" table:formula="of:=[.I16]+['Current Financials'.$B$18]" office:value-type="percentage" office:value="0.07" calcext:value-type="percentage">
            <text:p>7.00%</text:p>
          </table:table-cell>
          <table:table-cell table:style-name="ce60" table:formula="of:=[.J16]+['Current Financials'.$B$18]" office:value-type="percentage" office:value="0.07" calcext:value-type="percentage">
            <text:p>7.00%</text:p>
          </table:table-cell>
          <table:table-cell table:style-name="ce60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1" table:formula="of:=['Current Financials'.B17]" office:value-type="currency" office:currency="ZAR" office:value="100000" calcext:value-type="currency">
            <text:p>R 100,000</text:p>
          </table:table-cell>
          <table:table-cell table:style-name="ce71" table:formula="of:=[.B26]" office:value-type="currency" office:currency="ZAR" office:value="53970" calcext:value-type="currency">
            <text:p>R 53,970</text:p>
          </table:table-cell>
          <table:table-cell table:style-name="ce71" table:formula="of:=[.C26]" office:value-type="currency" office:currency="ZAR" office:value="-256338.6" calcext:value-type="currency">
            <text:p>R-256,339</text:p>
          </table:table-cell>
          <table:table-cell table:style-name="ce71" table:formula="of:=[.D26]" office:value-type="currency" office:currency="ZAR" office:value="-243429.627" calcext:value-type="currency">
            <text:p>R-243,430</text:p>
          </table:table-cell>
          <table:table-cell table:style-name="ce71" table:formula="of:=[.E26]" office:value-type="currency" office:currency="ZAR" office:value="-228074.39214" calcext:value-type="currency">
            <text:p>R-228,074</text:p>
          </table:table-cell>
          <table:table-cell table:style-name="ce71" table:formula="of:=[.F26]" office:value-type="currency" office:currency="ZAR" office:value="-210024.5254023" calcext:value-type="currency">
            <text:p>R-210,025</text:p>
          </table:table-cell>
          <table:table-cell table:style-name="ce71" table:formula="of:=[.G26]" office:value-type="currency" office:currency="ZAR" office:value="-189010.414283586" calcext:value-type="currency">
            <text:p>R-189,010</text:p>
          </table:table-cell>
          <table:table-cell table:style-name="ce71" table:formula="of:=[.H26]" office:value-type="currency" office:currency="ZAR" office:value="-164739.523991718" calcext:value-type="currency">
            <text:p>R-164,740</text:p>
          </table:table-cell>
          <table:table-cell table:style-name="ce71" table:formula="of:=[.I26]" office:value-type="currency" office:currency="ZAR" office:value="-136894.590414833" calcext:value-type="currency">
            <text:p>R-136,895</text:p>
          </table:table-cell>
          <table:table-cell table:style-name="ce71" table:formula="of:=[.J26]" office:value-type="currency" office:currency="ZAR" office:value="-105131.676474752" calcext:value-type="currency">
            <text:p>R-105,13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1" table:formula="of:=['Current Financials'.B15]" office:value-type="currency" office:currency="ZAR" office:value="535000" calcext:value-type="currency">
            <text:p>R 535,000</text:p>
          </table:table-cell>
          <table:table-cell table:style-name="ce71" table:formula="of:=[.B19]*(1+['Current Financials'.$B$18])" office:value-type="currency" office:currency="ZAR" office:value="572450" calcext:value-type="currency">
            <text:p>R 572,450</text:p>
          </table:table-cell>
          <table:table-cell table:style-name="ce71" table:formula="of:=[.C19]*(1+['Current Financials'.$B$18])" office:value-type="currency" office:currency="ZAR" office:value="612521.5" calcext:value-type="currency">
            <text:p>R 612,522</text:p>
          </table:table-cell>
          <table:table-cell table:style-name="ce71" table:formula="of:=[.D19]*(1+['Current Financials'.$B$18])" office:value-type="currency" office:currency="ZAR" office:value="655398.005" calcext:value-type="currency">
            <text:p>R 655,398</text:p>
          </table:table-cell>
          <table:table-cell table:style-name="ce71" table:formula="of:=[.E19]*(1+['Current Financials'.$B$18])" office:value-type="currency" office:currency="ZAR" office:value="701275.86535" calcext:value-type="currency">
            <text:p>R 701,276</text:p>
          </table:table-cell>
          <table:table-cell table:style-name="ce71" table:formula="of:=[.F19]*(1+['Current Financials'.$B$18])" office:value-type="currency" office:currency="ZAR" office:value="750365.1759245" calcext:value-type="currency">
            <text:p>R 750,365</text:p>
          </table:table-cell>
          <table:table-cell table:style-name="ce71" table:formula="of:=[.G19]*(1+['Current Financials'.$B$18])" office:value-type="currency" office:currency="ZAR" office:value="802890.738239215" calcext:value-type="currency">
            <text:p>R 802,891</text:p>
          </table:table-cell>
          <table:table-cell table:style-name="ce71" table:formula="of:=[.H19]*(1+['Current Financials'.$B$18])" office:value-type="currency" office:currency="ZAR" office:value="859093.08991596" calcext:value-type="currency">
            <text:p>R 859,093</text:p>
          </table:table-cell>
          <table:table-cell table:style-name="ce71" table:formula="of:=[.I19]*(1+['Current Financials'.$B$18])" office:value-type="currency" office:currency="ZAR" office:value="919229.606210078" calcext:value-type="currency">
            <text:p>R 919,230</text:p>
          </table:table-cell>
          <table:table-cell table:style-name="ce71" table:formula="of:=[.J19]*(1+['Current Financials'.$B$18])" office:value-type="currency" office:currency="ZAR" office:value="983575.678644783" calcext:value-type="currency">
            <text:p>R 983,576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1" table:formula="of:=['Current Financials'.B16]" office:value-type="currency" office:currency="ZAR" office:value="70000" calcext:value-type="currency">
            <text:p>R 70,000</text:p>
          </table:table-cell>
          <table:table-cell table:style-name="ce71" table:formula="of:=[.B20]*(1+['Current Financials'.$B$18])" office:value-type="currency" office:currency="ZAR" office:value="74900" calcext:value-type="currency">
            <text:p>R 74,900</text:p>
          </table:table-cell>
          <table:table-cell table:style-name="ce71" table:formula="of:=[.C20]*(1+['Current Financials'.$B$18])" office:value-type="currency" office:currency="ZAR" office:value="80143" calcext:value-type="currency">
            <text:p>R 80,143</text:p>
          </table:table-cell>
          <table:table-cell table:style-name="ce71" table:formula="of:=[.D20]*(1+['Current Financials'.$B$18])" office:value-type="currency" office:currency="ZAR" office:value="85753.01" calcext:value-type="currency">
            <text:p>R 85,753</text:p>
          </table:table-cell>
          <table:table-cell table:style-name="ce71" table:formula="of:=[.E20]*(1+['Current Financials'.$B$18])" office:value-type="currency" office:currency="ZAR" office:value="91755.7207" calcext:value-type="currency">
            <text:p>R 91,756</text:p>
          </table:table-cell>
          <table:table-cell table:style-name="ce71" table:formula="of:=[.F20]*(1+['Current Financials'.$B$18])" office:value-type="currency" office:currency="ZAR" office:value="98178.621149" calcext:value-type="currency">
            <text:p>R 98,179</text:p>
          </table:table-cell>
          <table:table-cell table:style-name="ce71" table:formula="of:=[.G20]*(1+['Current Financials'.$B$18])" office:value-type="currency" office:currency="ZAR" office:value="105051.12462943" calcext:value-type="currency">
            <text:p>R 105,051</text:p>
          </table:table-cell>
          <table:table-cell table:style-name="ce71" table:formula="of:=[.H20]*(1+['Current Financials'.$B$18])" office:value-type="currency" office:currency="ZAR" office:value="112404.70335349" calcext:value-type="currency">
            <text:p>R 112,405</text:p>
          </table:table-cell>
          <table:table-cell table:style-name="ce71" table:formula="of:=[.I20]*(1+['Current Financials'.$B$18])" office:value-type="currency" office:currency="ZAR" office:value="120273.032588234" calcext:value-type="currency">
            <text:p>R 120,273</text:p>
          </table:table-cell>
          <table:table-cell table:style-name="ce71" table:formula="of:=[.J20]*(1+['Current Financials'.$B$18])" office:value-type="currency" office:currency="ZAR" office:value="128692.144869411" calcext:value-type="currency">
            <text:p>R 128,692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4" table:formula="of:=['Current Financials'.B14]*(1+[.B17])" office:value-type="currency" office:currency="ZAR" office:value="556400" calcext:value-type="currency">
            <text:p>R 556,400</text:p>
          </table:table-cell>
          <table:table-cell table:style-name="ce84" table:formula="of:=[.B21]*(1+[.C17])" office:value-type="currency" office:currency="ZAR" office:value="595348" calcext:value-type="currency">
            <text:p>R 595,348</text:p>
          </table:table-cell>
          <table:table-cell table:style-name="ce84" table:formula="of:=[.C21]*(1+[.D17])" office:value-type="currency" office:currency="ZAR" office:value="637022.36" calcext:value-type="currency">
            <text:p>R 637,022</text:p>
          </table:table-cell>
          <table:table-cell table:style-name="ce84" table:formula="of:=[.D21]*(1+[.E17])" office:value-type="currency" office:currency="ZAR" office:value="681613.9252" calcext:value-type="currency">
            <text:p>R 681,614</text:p>
          </table:table-cell>
          <table:table-cell table:style-name="ce84" table:formula="of:=[.E21]*(1+[.F17])" office:value-type="currency" office:currency="ZAR" office:value="729326.899964" calcext:value-type="currency">
            <text:p>R 729,327</text:p>
          </table:table-cell>
          <table:table-cell table:style-name="ce84" table:formula="of:=[.F21]*(1+[.G17])" office:value-type="currency" office:currency="ZAR" office:value="780379.78296148" calcext:value-type="currency">
            <text:p>R 780,380</text:p>
          </table:table-cell>
          <table:table-cell table:style-name="ce84" table:formula="of:=[.G21]*(1+[.H17])" office:value-type="currency" office:currency="ZAR" office:value="835006.367768784" calcext:value-type="currency">
            <text:p>R 835,006</text:p>
          </table:table-cell>
          <table:table-cell table:style-name="ce84" table:formula="of:=[.H21]*(1+[.I17])" office:value-type="currency" office:currency="ZAR" office:value="893456.813512599" calcext:value-type="currency">
            <text:p>R 893,457</text:p>
          </table:table-cell>
          <table:table-cell table:style-name="ce84" table:formula="of:=[.I21]*(1+[.J17])" office:value-type="currency" office:currency="ZAR" office:value="955998.790458481" calcext:value-type="currency">
            <text:p>R 955,999</text:p>
          </table:table-cell>
          <table:table-cell table:style-name="ce84" table:formula="of:=[.J21]*(1+[.K17])" office:value-type="currency" office:currency="ZAR" office:value="1022918.70579057" calcext:value-type="currency">
            <text:p>R 1,022,919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1" table:formula="of:=[.B21]-[.B19]" office:value-type="currency" office:currency="ZAR" office:value="21400" calcext:value-type="currency">
            <text:p>R 21,400</text:p>
          </table:table-cell>
          <table:table-cell table:style-name="ce71" table:formula="of:=[.C21]-[.C19]" office:value-type="currency" office:currency="ZAR" office:value="22898" calcext:value-type="currency">
            <text:p>R 22,898</text:p>
          </table:table-cell>
          <table:table-cell table:style-name="ce71" table:formula="of:=[.D21]-[.D19]" office:value-type="currency" office:currency="ZAR" office:value="24500.86" calcext:value-type="currency">
            <text:p>R 24,501</text:p>
          </table:table-cell>
          <table:table-cell table:style-name="ce71" table:formula="of:=[.E21]-[.E19]" office:value-type="currency" office:currency="ZAR" office:value="26215.9202000001" calcext:value-type="currency">
            <text:p>R 26,216</text:p>
          </table:table-cell>
          <table:table-cell table:style-name="ce71" table:formula="of:=[.F21]-[.F19]" office:value-type="currency" office:currency="ZAR" office:value="28051.0346140001" calcext:value-type="currency">
            <text:p>R 28,051</text:p>
          </table:table-cell>
          <table:table-cell table:style-name="ce71" table:formula="of:=[.G21]-[.G19]" office:value-type="currency" office:currency="ZAR" office:value="30014.6070369802" calcext:value-type="currency">
            <text:p>R 30,015</text:p>
          </table:table-cell>
          <table:table-cell table:style-name="ce71" table:formula="of:=[.H21]-[.H19]" office:value-type="currency" office:currency="ZAR" office:value="32115.6295295688" calcext:value-type="currency">
            <text:p>R 32,116</text:p>
          </table:table-cell>
          <table:table-cell table:style-name="ce71" table:formula="of:=[.I21]-[.I19]" office:value-type="currency" office:currency="ZAR" office:value="34363.7235966388" calcext:value-type="currency">
            <text:p>R 34,364</text:p>
          </table:table-cell>
          <table:table-cell table:style-name="ce71" table:formula="of:=[.J21]-[.J19]" office:value-type="currency" office:currency="ZAR" office:value="36769.1842484027" calcext:value-type="currency">
            <text:p>R 36,769</text:p>
          </table:table-cell>
          <table:table-cell table:style-name="ce71" table:formula="of:=[.K21]-[.K19]" office:value-type="currency" office:currency="ZAR" office:value="39343.0271457914" calcext:value-type="currency">
            <text:p>R 39,343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85" table:formula="of:=IF([.B18]&gt;=[.B25];0;([.B25]-[.B18])/([.B22]/12))" office:value-type="float" office:value="0" calcext:value-type="float">
            <text:p>0.0</text:p>
          </table:table-cell>
          <table:table-cell table:style-name="ce85" table:formula="of:=IF([.C18]&gt;=[.C25];0;([.C25]-[.C18])/([.C22]/12))" office:value-type="float" office:value="139.940606166477" calcext:value-type="float">
            <text:p>139.9</text:p>
          </table:table-cell>
          <table:table-cell table:style-name="ce85" table:formula="of:=IF([.D18]&gt;=[.D25];0;([.D25]-[.D18])/([.D22]/12))" office:value-type="float" office:value="125.549192967104" calcext:value-type="float">
            <text:p>125.5</text:p>
          </table:table-cell>
          <table:table-cell table:style-name="ce85" table:formula="of:=IF([.E18]&gt;=[.E25];0;([.E25]-[.E18])/([.E22]/12))" office:value-type="float" office:value="111.426778145289" calcext:value-type="float">
            <text:p>111.4</text:p>
          </table:table-cell>
          <table:table-cell table:style-name="ce85" table:formula="of:=IF([.F18]&gt;=[.F25];0;([.F25]-[.F18])/([.F22]/12))" office:value-type="float" office:value="97.5683336939748" calcext:value-type="float">
            <text:p>97.6</text:p>
          </table:table-cell>
          <table:table-cell table:style-name="ce85" table:formula="of:=IF([.G18]&gt;=[.G25];0;([.G25]-[.G18])/([.G22]/12))" office:value-type="float" office:value="83.9689255875451" calcext:value-type="float">
            <text:p>84.0</text:p>
          </table:table-cell>
          <table:table-cell table:style-name="ce85" table:formula="of:=IF([.H18]&gt;=[.H25];0;([.H25]-[.H18])/([.H22]/12))" office:value-type="float" office:value="70.623712025161" calcext:value-type="float">
            <text:p>70.6</text:p>
          </table:table-cell>
          <table:table-cell table:style-name="ce85" table:formula="of:=IF([.I18]&gt;=[.I25];0;([.I25]-[.I18])/([.I22]/12))" office:value-type="float" office:value="57.5279417069335" calcext:value-type="float">
            <text:p>57.5</text:p>
          </table:table-cell>
          <table:table-cell table:style-name="ce85" table:formula="of:=IF([.J18]&gt;=[.J25];0;([.J25]-[.J18])/([.J22]/12))" office:value-type="float" office:value="44.6769521423189" calcext:value-type="float">
            <text:p>44.7</text:p>
          </table:table-cell>
          <table:table-cell table:style-name="ce85" table:formula="of:=IF([.K18]&gt;=[.K25];0;([.K25]-[.K18])/([.K22]/12))" office:value-type="float" office:value="32.0661679901256" calcext:value-type="float">
            <text:p>32.1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2" calcext:value-type="string">
            <text:p>NOT OK2</text:p>
          </table:table-cell>
          <table:table-cell table:style-name="ce86" table:formula="of:=IF([.C18]&gt;=[.B19];&quot;&quot;;IF([.C18]&gt;=[.B19]/4;IF([.C22]&gt;=[.C20]; &quot;&quot;; &quot;NOT OK1&quot;); IF([.C22]&gt;=0.15*[.C19]; &quot;&quot;; &quot;NOT OK2&quot;)))" office:value-type="string" office:string-value="NOT OK2" calcext:value-type="string">
            <text:p>NOT OK2</text:p>
          </table:table-cell>
          <table:table-cell table:style-name="ce86" table:formula="of:=IF([.D18]&gt;=[.C19];&quot;&quot;;IF([.D18]&gt;=[.C19]/4;IF([.D22]&gt;=[.D20]; &quot;&quot;; &quot;NOT OK1&quot;); IF([.D22]&gt;=0.15*[.D19]; &quot;&quot;; &quot;NOT OK2&quot;)))" office:value-type="string" office:string-value="NOT OK2" calcext:value-type="string">
            <text:p>NOT OK2</text:p>
          </table:table-cell>
          <table:table-cell table:style-name="ce8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8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8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8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8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8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8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1" table:formula="of:=SUM(['Ten Year Plan'.G$16:'Ten Year Plan'.G$65])" office:value-type="currency" office:currency="ZAR" office:value="70000" calcext:value-type="currency">
            <text:p>R 70,000</text:p>
          </table:table-cell>
          <table:table-cell table:style-name="ce71" table:formula="of:=SUM(['Ten Year Plan'.H$16:'Ten Year Plan'.H$65])" office:value-type="currency" office:currency="ZAR" office:value="321000" calcext:value-type="currency">
            <text:p>R 321,000</text:p>
          </table:table-cell>
          <table:table-cell table:style-name="ce71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71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71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71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71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71" table:formula="of:=SUM(['Ten Year Plan'.N$16:'Ten Year Plan'.N$65])" office:value-type="currency" office:currency="ZAR" office:value="0" calcext:value-type="currency">
            <text:p>R 0</text:p>
          </table:table-cell>
          <table:table-cell table:style-name="ce71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71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7" table:formula="of:=([.B18]+[.B22]-[.B25])*(1+['Current Financials'.$B$19])" office:value-type="currency" office:currency="ZAR" office:value="53970" calcext:value-type="currency">
            <text:p>R 53,970</text:p>
          </table:table-cell>
          <table:table-cell table:style-name="ce87" table:formula="of:=([.C18]+[.C22]-[.C25])*(1+['Current Financials'.$B$19])" office:value-type="currency" office:currency="ZAR" office:value="-256338.6" calcext:value-type="currency">
            <text:p>R-256,339</text:p>
          </table:table-cell>
          <table:table-cell table:style-name="ce87" table:formula="of:=([.D18]+[.D22]-[.D25])*(1+['Current Financials'.$B$19])" office:value-type="currency" office:currency="ZAR" office:value="-243429.627" calcext:value-type="currency">
            <text:p>R-243,430</text:p>
          </table:table-cell>
          <table:table-cell table:style-name="ce87" table:formula="of:=([.E18]+[.E22]-[.E25])*(1+['Current Financials'.$B$19])" office:value-type="currency" office:currency="ZAR" office:value="-228074.39214" calcext:value-type="currency">
            <text:p>R-228,074</text:p>
          </table:table-cell>
          <table:table-cell table:style-name="ce87" table:formula="of:=([.F18]+[.F22]-[.F25])*(1+['Current Financials'.$B$19])" office:value-type="currency" office:currency="ZAR" office:value="-210024.5254023" calcext:value-type="currency">
            <text:p>R-210,025</text:p>
          </table:table-cell>
          <table:table-cell table:style-name="ce87" table:formula="of:=([.G18]+[.G22]-[.G25])*(1+['Current Financials'.$B$19])" office:value-type="currency" office:currency="ZAR" office:value="-189010.414283586" calcext:value-type="currency">
            <text:p>R-189,010</text:p>
          </table:table-cell>
          <table:table-cell table:style-name="ce87" table:formula="of:=([.H18]+[.H22]-[.H25])*(1+['Current Financials'.$B$19])" office:value-type="currency" office:currency="ZAR" office:value="-164739.523991718" calcext:value-type="currency">
            <text:p>R-164,740</text:p>
          </table:table-cell>
          <table:table-cell table:style-name="ce87" table:formula="of:=([.I18]+[.I22]-[.I25])*(1+['Current Financials'.$B$19])" office:value-type="currency" office:currency="ZAR" office:value="-136894.590414833" calcext:value-type="currency">
            <text:p>R-136,895</text:p>
          </table:table-cell>
          <table:table-cell table:style-name="ce87" table:formula="of:=([.J18]+[.J22]-[.J25])*(1+['Current Financials'.$B$19])" office:value-type="currency" office:currency="ZAR" office:value="-105131.676474752" calcext:value-type="currency">
            <text:p>R-105,132</text:p>
          </table:table-cell>
          <table:table-cell table:style-name="ce87" table:formula="of:=([.K18]+[.K22]-[.K25])*(1+['Current Financials'.$B$19])" office:value-type="currency" office:currency="ZAR" office:value="-69078.0817954082" calcext:value-type="currency">
            <text:p>R-69,07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8" table:formula="of:=[.B26]/[.B19]*12" office:value-type="float" office:value="1.21054205607477" calcext:value-type="float">
            <text:p>1.2</text:p>
          </table:table-cell>
          <table:table-cell table:style-name="ce88" table:formula="of:=[.C26]/[.C19]*12" office:value-type="float" office:value="-5.37350545899205" calcext:value-type="float">
            <text:p>-5.4</text:p>
          </table:table-cell>
          <table:table-cell table:style-name="ce88" table:formula="of:=[.D26]/[.D19]*12" office:value-type="float" office:value="-4.76906610461837" calcext:value-type="float">
            <text:p>-4.8</text:p>
          </table:table-cell>
          <table:table-cell table:style-name="ce88" table:formula="of:=[.E26]/[.E19]*12" office:value-type="float" office:value="-4.17592468210214" calcext:value-type="float">
            <text:p>-4.2</text:p>
          </table:table-cell>
          <table:table-cell table:style-name="ce88" table:formula="of:=[.F26]/[.F19]*12" office:value-type="float" office:value="-3.59387001514695" calcext:value-type="float">
            <text:p>-3.6</text:p>
          </table:table-cell>
          <table:table-cell table:style-name="ce88" table:formula="of:=[.G26]/[.G19]*12" office:value-type="float" office:value="-3.02269487467691" calcext:value-type="float">
            <text:p>-3.0</text:p>
          </table:table-cell>
          <table:table-cell table:style-name="ce88" table:formula="of:=[.H26]/[.H19]*12" office:value-type="float" office:value="-2.46219590505678" calcext:value-type="float">
            <text:p>-2.5</text:p>
          </table:table-cell>
          <table:table-cell table:style-name="ce88" table:formula="of:=[.I26]/[.I19]*12" office:value-type="float" office:value="-1.91217355169123" calcext:value-type="float">
            <text:p>-1.9</text:p>
          </table:table-cell>
          <table:table-cell table:style-name="ce88" table:formula="of:=[.J26]/[.J19]*12" office:value-type="float" office:value="-1.37243198997738" calcext:value-type="float">
            <text:p>-1.4</text:p>
          </table:table-cell>
          <table:table-cell table:style-name="ce88" table:formula="of:=[.K26]/[.K19]*12" office:value-type="float" office:value="-0.842779055585277" calcext:value-type="float">
            <text:p>-0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9" table:formula="of:=IF([.B26]&lt;0; &quot;NOT OK!&quot;; IF([.B26]&gt;=[.B19]/4;&quot;&quot;;&quot;Low&quot;))" office:value-type="string" office:string-value="Low" calcext:value-type="string">
            <text:p>Low</text:p>
          </table:table-cell>
          <table:table-cell table:style-name="ce89" table:formula="of:=IF([.C26]&lt;0; &quot;NOT OK!&quot;; IF([.C26]&gt;=[.C19]/4;&quot;&quot;;&quot;Low&quot;))" office:value-type="string" office:string-value="NOT OK!" calcext:value-type="string">
            <text:p>NOT OK!</text:p>
          </table:table-cell>
          <table:table-cell table:style-name="ce89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89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89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89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89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89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89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89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1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2"/>
          <table:table-cell table:style-name="Default"/>
          <table:table-cell table:number-columns-repeated="9"/>
        </table:table-row>
        <table:table-row table:style-name="ro4">
          <table:table-cell table:style-name="ce82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95"/>
        <table:table-column table:style-name="co14" table:default-cell-style-name="ce71"/>
        <table:table-row table:style-name="ro3">
          <table:table-cell table:style-name="ce62" office:value-type="string" calcext:value-type="string" table:number-columns-spanned="2" table:number-rows-spanned="1">
            <text:p>Budget Summary</text:p>
          </table:table-cell>
          <table:covered-table-cell table:style-name="ce55"/>
        </table:table-row>
        <table:table-row table:style-name="ro2">
          <table:table-cell table:style-name="ce9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55"/>
        </table:table-row>
        <table:table-row table:style-name="ro2">
          <table:table-cell table:style-name="ce9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55"/>
        </table:table-row>
        <table:table-row table:style-name="ro2">
          <table:table-cell table:style-name="ce91" office:value-type="string" calcext:value-type="string" table:number-columns-spanned="2" table:number-rows-spanned="1">
            <text:p>year.</text:p>
          </table:table-cell>
          <table:covered-table-cell table:style-name="ce55"/>
        </table:table-row>
        <table:table-row table:style-name="ro2">
          <table:table-cell table:style-name="ce91" table:number-columns-spanned="2" table:number-rows-spanned="1"/>
          <table:covered-table-cell table:style-name="ce55"/>
        </table:table-row>
        <table:table-row table:style-name="ro2" table:number-rows-repeated="2">
          <table:table-cell table:style-name="ce44" table:number-columns-repeated="2"/>
        </table:table-row>
        <table:table-row table:style-name="ro4">
          <table:table-cell table:style-name="ce92" office:value-type="string" calcext:value-type="string">
            <text:p>Budget Summary</text:p>
          </table:table-cell>
          <table:table-cell table:style-name="ce96"/>
        </table:table-row>
        <table:table-row table:style-name="ro2">
          <table:table-cell table:style-name="ce93" office:value-type="string" calcext:value-type="string">
            <text:p>Administrative budget</text:p>
          </table:table-cell>
          <table:table-cell table:style-name="ce97" table:formula="of:=['Current Financials'.B15]" office:value-type="currency" office:currency="ZAR" office:value="535000" calcext:value-type="currency">
            <text:p>R 535,000</text:p>
          </table:table-cell>
        </table:table-row>
        <table:table-row table:style-name="ro2">
          <table:table-cell table:style-name="ce93" office:value-type="string" calcext:value-type="string">
            <text:p>Reserve fund budget</text:p>
          </table:table-cell>
          <table:table-cell table:style-name="ce97" table:formula="of:=['Planning and Projections'.B22]" office:value-type="currency" office:currency="ZAR" office:value="21400" calcext:value-type="currency">
            <text:p>R 21,400</text:p>
          </table:table-cell>
        </table:table-row>
        <table:table-row table:style-name="ro2">
          <table:table-cell table:style-name="ce94" office:value-type="string" calcext:value-type="string">
            <text:p>Total budget</text:p>
          </table:table-cell>
          <table:table-cell table:style-name="ce97" table:formula="of:=['Planning and Projections'.B21]" office:value-type="currency" office:currency="ZAR" office:value="556400" calcext:value-type="currency">
            <text:p>R 556,4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75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75"/>
        </table:table-row>
        <table:table-row table:style-name="ro4">
          <table:table-cell table:style-name="ce81" office:value-type="string" calcext:value-type="string">
            <text:p>Reserve Fund Summary</text:p>
          </table:table-cell>
          <table:table-cell table:style-name="ce75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100000" calcext:value-type="currency">
            <text:p>R 10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303000" calcext:value-type="currency">
            <text:p>R 303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4]-[.B15]" office:value-type="currency" office:currency="ZAR" office:value="-100000" calcext:value-type="currency">
            <text:p>R-100,0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72" table:formula="of:=([.B15]-[.B16])/[.B16]" office:value-type="percentage" office:value="-0.66996699669967" calcext:value-type="percentage">
            <text:p>-67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53970" calcext:value-type="currency">
            <text:p>R 53,97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99084.158415842" calcext:value-type="currency">
            <text:p>R 199,084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145114.158415842" calcext:value-type="currency">
            <text:p>R-145,114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72" table:formula="of:=([.B20]-[.B21])/[.B21]" office:value-type="percentage" office:value="-0.72890861618799" calcext:value-type="percentage">
            <text:p>-7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72" table:formula="of:=([.B20]-[.B15])/[.B15]" office:value-type="percentage" office:value="-0.4603" calcext:value-type="percentage">
            <text:p>-4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8" table:formula="of:=['Planning and Projections'.B27]" office:value-type="float" office:value="1.21054205607477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5:13:08.665729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6T15:17:06.134850965</dc:date>
    <meta:editing-duration>PT20H42M12S</meta:editing-duration>
    <meta:editing-cycles>55</meta:editing-cycles>
    <meta:generator>LibreOffice/5.0.6.2$Linux_X86_64 LibreOffice_project/00$Build-2</meta:generator>
    <meta:document-statistic meta:table-count="6" meta:cell-count="2947" meta:object-count="0"/>
  </office:meta>
</office:document-meta>
</file>